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818" officeooo:paragraph-rsid="0013a818"/>
    </style:style>
    <style:style style:name="T1" style:family="text">
      <style:text-properties officeooo:rsid="0013a818"/>
    </style:style>
    <style:style style:name="T2" style:family="text">
      <style:text-properties officeooo:rsid="001426a7"/>
    </style:style>
    <style:style style:name="T3" style:family="text">
      <style:text-properties officeooo:rsid="001564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5"/><text:span text:style-name="T1">The Dark Ages</text:span></text:p>
      <text:p text:style-name="P1">After the Dark Ages ended, Europe began to get prosperous. It was time for the rebirth of greek ideas. Many people wanted to improve their lives and create inventions. Many famous artists like <text:span text:style-name="T2">Leonardo da Vinci and Michelangelo were there at the time of the Renaissance. They created sculptures and art and other things to help Europe become prosperous. However, citizens thought about being free from kings the first time in many years. They started to get the idea of rebelling and ear their freedom. <text:s/></text:span><text:span text:style-name="T3">They thought it was unjust to obey the king and listen to him. As for the kings of Europe, they were having trouble keeping the people under their control. To prevent losing their power, they built walls around their land so the people could not leave to some other kindoms.</text:span><text:span text:style-name="T2">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7T14:31:57.071218704</meta:creation-date>
    <dc:date>2020-08-27T15:32:45.463512250</dc:date>
    <meta:editing-duration>PT19M26S</meta:editing-duration>
    <meta:editing-cycles>2</meta:editing-cycles>
    <meta:generator>LibreOffice/6.4.4.2$Linux_X86_64 LibreOffice_project/40$Build-2</meta:generator>
    <meta:document-statistic meta:table-count="0" meta:image-count="0" meta:object-count="0" meta:page-count="1" meta:paragraph-count="2" meta:word-count="138" meta:character-count="857" meta:non-whitespace-character-count="654"/>
  </office:meta>
</office:document-meta>
</file>